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Parser.ConfigurationParser( Properties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arser.parseXML( InputSource xml , boolean valid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figurationParser.getAttribute( Element element , String name , String d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Parser.getElement( Element parent , String name , boolean requir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figurationParser.parseBeanConfig( Element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Parser.getElement( Element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arser.parseParameters( 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figurationParser.parseBeanConfig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Parser.parseXML( InputSource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arser.getAttribute( Element elem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Parser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Parser.replaceVariables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